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outline1">
      <style:graphic-properties draw:fill-color="#ffffff" draw:auto-grow-height="true" fo:min-height="14.267cm"/>
    </style:style>
    <style:style style:name="pr8" style:family="presentation" style:parent-style-name="TWU_20_Slide-title">
      <style:graphic-properties fo:min-height="2.927cm"/>
    </style:style>
    <style:style style:name="pr9" style:family="presentation" style:parent-style-name="TWU_20_Slide-outline1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00" fo:font-size="24pt"/>
    </style:style>
    <style:style style:name="T4" style:family="text">
      <style:text-properties fo:font-size="24pt"/>
    </style:style>
    <style:style style:name="T5" style:family="text">
      <style:text-properties fo:color="#23ff23" fo:font-size="24pt"/>
    </style:style>
    <style:style style:name="T6" style:family="text">
      <style:text-properties fo:color="#ccccff" fo:font-size="24pt"/>
    </style:style>
    <style:style style:name="T7" style:family="text">
      <style:text-properties fo:color="#ffcc99" fo:font-style="italic" style:font-style-asian="italic" style:font-style-complex="italic"/>
    </style:style>
    <style:style style:name="T8" style:family="text">
      <style:text-properties fo:color="#ffcc99"/>
    </style:style>
    <style:style style:name="T9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23ff23" fo:font-weight="bold" style:font-weight-asian="bold" style:font-weight-complex="bold"/>
    </style:style>
    <style:style style:name="T11" style:family="text">
      <style:text-properties fo:color="#ffcc99" fo:font-weight="bold" style:font-weight-asian="bold" style:font-weight-complex="bold"/>
    </style:style>
    <style:style style:name="T12" style:family="text">
      <style:text-properties fo:color="#ffff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console I/O</presentation:footer-decl>
      <presentation:footer-decl presentation:name="ftr2">CMPTxxxx</presentation:footer-decl>
      <presentation:date-time-decl presentation:name="dtd1" presentation:source="fixed">15 Jan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onsole Text I/O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5 Jan 2010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utline for today</text:p>
          </draw:text-box>
        </draw:frame>
        <draw:frame presentation:style-name="pr5" draw:layer="layout" svg:width="25.199cm" svg:height="13.86cm" svg:x="1.4cm" svg:y="4.507cm" presentation:class="outline" presentation:user-transformed="true">
          <draw:text-box>
            <text:list text:style-name="L2">
              <text:list-item>
                <text:p><text:span text:style-name="T1">Labeled</text:span> blocks</text:p>
              </text:list-item>
              <text:list-item>
                <text:p>Console <text:span text:style-name="T1">output</text:span>:</text:p>
                <text:list>
                  <text:list-item>
                    <text:p>System.<text:span text:style-name="T2">out</text:span>, <text:span text:style-name="T2">print</text:span>(), <text:span text:style-name="T2">println</text:span>()</text:p>
                  </text:list-item>
                  <text:list-item>
                    <text:p><text:span text:style-name="T1">Formatted</text:span> output: <text:span text:style-name="T2">printf</text:span>()</text:p>
                  </text:list-item>
                  <text:list-item>
                    <text:p><text:span text:style-name="T1">Formatter</text:span> objects:<text:line-break/><text:span text:style-name="T2">NumberFormat</text:span>, <text:span text:style-name="T2">DecimalFormat</text:span></text:p>
                  </text:list-item>
                </text:list>
              </text:list-item>
              <text:list-item>
                <text:p>Console <text:span text:style-name="T1">input</text:span>:</text:p>
                <text:list>
                  <text:list-item>
                    <text:p><text:span text:style-name="T2">Scanner</text:span> class</text:p>
                  </text:list-item>
                  <text:list-item>
                    <text:p>.<text:span text:style-name="T2">nextLine</text:span>() and <text:span text:style-name="T1">newline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abeled blocks</text:p>
          </draw:text-box>
        </draw:frame>
        <draw:frame presentation:style-name="pr7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Blocks can be <text:span text:style-name="T1">named</text:span></text:p>
              </text:list-item>
              <text:list-item>
                <text:p text:style-name="P1"><text:span text:style-name="T2">break</text:span>/<text:span text:style-name="T2">continue</text:span> can specify a <text:span text:style-name="T1">name</text:span>:</text:p>
                <text:list>
                  <text:list-item>
                    <text:p text:style-name="P1">Go to start/end of named <text:span text:style-name="T1">block</text:span></text:p>
                    <text:list>
                      <text:list-item>
                        <text:p text:style-name="P1"><text:span text:style-name="T3">main</text:span><text:span text:style-name="T4">: {</text:span></text:p>
                        <text:list>
                          <text:list-item>
                            <text:p text:style-name="P1"><text:span text:style-name="T5">for</text:span><text:span text:style-name="T4"> (</text:span><text:span text:style-name="T6">row</text:span><text:span text:style-name="T4">=</text:span><text:span text:style-name="T6">0</text:span><text:span text:style-name="T4">; </text:span><text:span text:style-name="T6">row</text:span><text:span text:style-name="T4">&lt;</text:span><text:span text:style-name="T6">n_rows</text:span><text:span text:style-name="T4">; </text:span><text:span text:style-name="T6">row</text:span><text:span text:style-name="T4">++) {</text:span></text:p>
                            <text:list>
                              <text:list-item>
                                <text:p text:style-name="P1"><text:span text:style-name="T5">for</text:span><text:span text:style-name="T4"> (</text:span><text:span text:style-name="T6">col</text:span><text:span text:style-name="T4">=</text:span><text:span text:style-name="T6">0</text:span><text:span text:style-name="T4">; </text:span><text:span text:style-name="T6">col</text:span><text:span text:style-name="T4">&lt;</text:span><text:span text:style-name="T6">n_cols</text:span><text:span text:style-name="T4">; </text:span><text:span text:style-name="T6">col</text:span><text:span text:style-name="T4">++) {</text:span></text:p>
                                <text:list>
                                  <text:list-item>
                                    <text:p text:style-name="P1"><text:span text:style-name="T5">if</text:span><text:span text:style-name="T4"> (</text:span><text:span text:style-name="T6">row</text:span><text:span text:style-name="T4">+</text:span><text:span text:style-name="T6">col</text:span><text:span text:style-name="T4"> == </text:span><text:span text:style-name="T6">12</text:span><text:span text:style-name="T4">) </text:span><text:span text:style-name="T5">break</text:span><text:span text:style-name="T4"> </text:span><text:span text:style-name="T3">main</text:span><text:span text:style-name="T4">;</text:span></text:p>
                                  </text:list-item>
                                </text:list>
                              </text:list-item>
                              <text:list-item>
                                <text:p text:style-name="P1"><text:span text:style-name="T4">}</text:span></text:p>
                              </text:list-item>
                            </text:list>
                          </text:list-item>
                          <text:list-item>
                            <text:p text:style-name="P1"><text:span text:style-name="T4">}</text:span></text:p>
                          </text:list-item>
                        </text:list>
                      </text:list-item>
                      <text:list-item>
                        <text:p text:style-name="P1"><text:span text:style-name="T4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onsole output: System.out</text:p>
          </draw:text-box>
        </draw:frame>
        <draw:frame presentation:style-name="pr9" draw:layer="layout" svg:width="25.199cm" svg:height="14.123cm" svg:x="1.4cm" svg:y="4.507cm" presentation:class="outline" presentation:user-transformed="true">
          <draw:text-box>
            <text:list text:style-name="L2">
              <text:list-item>
                <text:p><text:span text:style-name="T2">System.out</text:span> is the <text:span text:style-name="T1">standard output</text:span> channel</text:p>
                <text:list>
                  <text:list-item>
                    <text:p>Default is <text:span text:style-name="T1">console</text:span></text:p>
                  </text:list-item>
                  <text:list-item>
                    <text:p>But can be <text:span text:style-name="T1">redirected</text:span> to a file</text:p>
                  </text:list-item>
                </text:list>
              </text:list-item>
              <text:list-item>
                <text:p><text:span text:style-name="T1">Methods</text:span> of <text:span text:style-name="T2">System.out</text:span><text:line-break/>(and other output channels):</text:p>
                <text:list>
                  <text:list-item>
                    <text:p><text:span text:style-name="T2">.print(</text:span> <text:span text:style-name="T7">str</text:span> <text:span text:style-name="T2">)</text:span>: output <text:span text:style-name="T7">str</text:span> exactly<text:span text:style-name="T1"> as-is</text:span></text:p>
                  </text:list-item>
                  <text:list-item>
                    <text:p><text:span text:style-name="T2">.println( </text:span><text:span text:style-name="T7">str</text:span> <text:span text:style-name="T2">)</text:span>: output <text:span text:style-name="T7">str</text:span> plus a <text:span text:style-name="T1">newline</text:span></text:p>
                  </text:list-item>
                  <text:list-item>
                    <text:p><text:span text:style-name="T2">.printf(</text:span> <text:span text:style-name="T7">fmt</text:span><text:span text:style-name="T2">, </text:span><text:span text:style-name="T7">arg1</text:span><text:span text:style-name="T2">, </text:span><text:span text:style-name="T7">arg2</text:span><text:span text:style-name="T2">, </text:span><text:span text:style-name="T8">…</text:span><text:span text:style-name="T2"> )</text:span>:<text:line-break/>use a <text:span text:style-name="T1">format string</text:span> (with <text:span text:style-name="T2">%d</text:span>, <text:span text:style-name="T2">%s</text:span>, etc.)</text:p>
                  </text:list-item>
                </text:list>
              </text:list-item>
              <text:list-item>
                <text:p>Or use <text:span text:style-name="T1">formatter object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Formatted output: printf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2">.printf()</text:span> uses a <text:span text:style-name="T1">format string</text:span> just like Python:</text:p>
                <text:list>
                  <text:list-item>
                    <text:list>
                      <text:list-item>
                        <text:p><text:span text:style-name="T9">System.out.printf(“I have %3d apples\n”, numApples);</text:span></text:p>
                      </text:list-item>
                    </text:list>
                  </text:list-item>
                </text:list>
              </text:list-item>
              <text:list-item>
                <text:p>Format <text:span text:style-name="T1">specifiers</text:span> (with optional field width):</text:p>
                <text:list>
                  <text:list-item>
                    <text:p>%d: <text:span text:style-name="T1">integer</text:span> (<text:span text:style-name="T2">%</text:span><text:span text:style-name="T8">3</text:span><text:span text:style-name="T2">d</text:span>, <text:span text:style-name="T2">%</text:span><text:span text:style-name="T8">03</text:span><text:span text:style-name="T2">d</text:span>, <text:span text:style-name="T2">%</text:span><text:span text:style-name="T8">-3</text:span><text:span text:style-name="T2">d</text:span>, <text:span text:style-name="T2">%</text:span><text:span text:style-name="T8">-03</text:span><text:span text:style-name="T2">d</text:span>)</text:p>
                  </text:list-item>
                  <text:list-item>
                    <text:p>%f: <text:span text:style-name="T1">float</text:span> (<text:span text:style-name="T2">%</text:span><text:span text:style-name="T8">5</text:span><text:span text:style-name="T2">f</text:span>, <text:span text:style-name="T2">%</text:span><text:span text:style-name="T8">5.1</text:span><text:span text:style-name="T2">f</text:span>, <text:span text:style-name="T2">%</text:span><text:span text:style-name="T8">05.1</text:span><text:span text:style-name="T2">f</text:span>, <text:span text:style-name="T2">%</text:span><text:span text:style-name="T8">-05.1</text:span><text:span text:style-name="T2">f</text:span>)</text:p>
                  </text:list-item>
                  <text:list-item>
                    <text:p>%e: <text:span text:style-name="T1">scientific</text:span>-notation float, e.g., 1.23e4</text:p>
                  </text:list-item>
                  <text:list-item>
                    <text:p>%s: <text:span text:style-name="T1">string</text:span> (<text:span text:style-name="T2">%</text:span><text:span text:style-name="T8">12</text:span><text:span text:style-name="T2">s</text:span>)</text:p>
                  </text:list-item>
                  <text:list-item>
                    <text:p>%c: <text:span text:style-name="T1">character</text:span> <text:span text:style-name="T2">(%</text:span><text:span text:style-name="T8">-2</text:span><text:span text:style-name="T2">c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Formatter objects</text:p>
          </draw:text-box>
        </draw:frame>
        <draw:frame presentation:style-name="pr9" draw:layer="layout" svg:width="25.199cm" svg:height="14.675cm" svg:x="1.4cm" svg:y="4.507cm" presentation:class="outline" presentation:user-transformed="true">
          <draw:text-box>
            <text:list text:style-name="L2">
              <text:list-item>
                <text:p>If using the <text:span text:style-name="T1">same</text:span> format string many times,<text:line-break/>try creating a <text:span text:style-name="T1">formatter object</text:span>:</text:p>
                <text:list>
                  <text:list-item>
                    <text:p>Has a<text:span text:style-name="T2"> .format()</text:span> method:</text:p>
                  </text:list-item>
                  <text:list-item>
                    <text:p>Parameters are the <text:span text:style-name="T1">values</text:span> to format</text:p>
                  </text:list-item>
                  <text:list-item>
                    <text:p>Returns a formatted <text:span text:style-name="T1">string</text:span> good for<text:span text:style-name="T2"> .print()</text:span></text:p>
                  </text:list-item>
                </text:list>
              </text:list-item>
              <text:list-item>
                <text:p>There are several kinds of formatter <text:span text:style-name="T1">classes</text:span> in the <text:span text:style-name="T2">java.text</text:span> library:</text:p>
                <text:list>
                  <text:list-item>
                    <text:list>
                      <text:list-item>
                        <text:p><text:span text:style-name="T10">import java.text.</text:span><text:span text:style-name="T11">NumberFormat</text:span><text:span text:style-name="T10">;</text:span></text:p>
                      </text:list-item>
                      <text:list-item>
                        <text:p><text:span text:style-name="T10">NumberFormat </text:span><text:span text:style-name="T11">moneyFmt</text:span><text:span text:style-name="T10"> =</text:span><text:span text:style-name="T10"><text:line-break/></text:span><text:span text:style-name="T10">NumberFormat.getCurrencyInstance();</text:span></text:p>
                      </text:list-item>
                    </text:list>
                  </text:list-item>
                  <text:list-item>
                    <text:p><text:span text:style-name="T2">moneyFmt</text:span> is our new formatter object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Using formatter objects</text:p>
          </draw:text-box>
        </draw:frame>
        <draw:frame presentation:style-name="pr9" draw:layer="layout" svg:width="25.199cm" svg:height="14.758cm" svg:x="1.4cm" svg:y="4.507cm" presentation:class="outline" presentation:user-transformed="true">
          <draw:text-box>
            <text:list text:style-name="L2">
              <text:list-item>
                <text:p>Now we can <text:span text:style-name="T1">send</text:span> all kinds of numbers to be formatted using our <text:span text:style-name="T2">moneyFmt</text:span> formatter:</text:p>
                <text:list>
                  <text:list-item>
                    <text:list>
                      <text:list-item>
                        <text:p><text:span text:style-name="T10">moneyFmt.format( </text:span><text:span text:style-name="T11">105.248 </text:span><text:span text:style-name="T10">)</text:span><text:span text:style-name="T10"><text:tab/></text:span><text:span text:style-name="T10"><text:tab/></text:span><text:span text:style-name="T11">// “$105.25”</text:span></text:p>
                      </text:list-item>
                      <text:list-item>
                        <text:p><text:span text:style-name="T10">moneyFmt.format( </text:span><text:span text:style-name="T11">-12.3</text:span><text:span text:style-name="T10"> )</text:span><text:span text:style-name="T10"><text:tab/></text:span><text:span text:style-name="T10"><text:tab/></text:span><text:span text:style-name="T10"><text:tab/></text:span><text:span text:style-name="T11">// “-$12.30”</text:span></text:p>
                      </text:list-item>
                      <text:list-item>
                        <text:p><text:span text:style-name="T10">moneyFmt.format( </text:span><text:span text:style-name="T11">17</text:span><text:span text:style-name="T10"> )</text:span><text:span text:style-name="T10"><text:tab/></text:span><text:span text:style-name="T10"><text:tab/></text:span><text:span text:style-name="T10"><text:tab/></text:span><text:span text:style-name="T10"><text:tab/></text:span><text:span text:style-name="T11">// “$17.00”</text:span></text:p>
                      </text:list-item>
                    </text:list>
                  </text:list-item>
                  <text:list-item>
                    <text:p>The<text:span text:style-name="T2"> .format()</text:span> method returns a <text:span text:style-name="T1">string</text:span></text:p>
                  </text:list-item>
                  <text:list-item>
                    <text:p>To output on the <text:span text:style-name="T1">console</text:span>, use:</text:p>
                    <text:list>
                      <text:list-item>
                        <text:p><text:span text:style-name="T10">System.out.println( moneyFmt.format( … ));</text:span></text:p>
                      </text:list-item>
                    </text:list>
                  </text:list-item>
                </text:list>
              </text:list-item>
              <text:list-item>
                <text:p><text:span text:style-name="T2">NumberFormat.getCurrencyInstance()</text:span> returns the currency formatter for the current <text:span text:style-name="T1">locale</text:span></text:p>
                <text:list>
                  <text:list-item>
                    <text:p>Different for <text:span text:style-name="T1">UK</text:span>, <text:span text:style-name="T1">Japan</text:span>, etc.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DecimalFormat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NumberFormat</text:span> has <text:span text:style-name="T1">other</text:span> kinds of formatters, and you can make your <text:span text:style-name="T1">own</text:span>, too.</text:p>
              </text:list-item>
              <text:list-item>
                <text:p><text:span text:style-name="T2">DecimalFormat</text:span> is a subclass for creating your own formatter object on <text:span text:style-name="T1">floats</text:span>:</text:p>
                <text:list>
                  <text:list-item>
                    <text:list>
                      <text:list-item>
                        <text:p><text:span text:style-name="T10">Import java.text.DecimalFormat;</text:span></text:p>
                      </text:list-item>
                      <text:list-item>
                        <text:p><text:span text:style-name="T10">DecimalFormat </text:span><text:span text:style-name="T11">myFmt</text:span><text:span text:style-name="T10"> =</text:span><text:span text:style-name="T10"><text:line-break/></text:span><text:span text:style-name="T10">new DecimalFormat( </text:span><text:span text:style-name="T11">“000.0000”</text:span><text:span text:style-name="T10"> );</text:span></text:p>
                      </text:list-item>
                    </text:list>
                  </text:list-item>
                  <text:list-item>
                    <text:p><text:span text:style-name="T1">Declares</text:span> a new <text:span text:style-name="T2">DecimalFormat</text:span> object and <text:span text:style-name="T1">instantiates</text:span> it to format a certain way:</text:p>
                  </text:list-item>
                  <text:list-item>
                    <text:p><text:span text:style-name="T8">“</text:span><text:span text:style-name="T8">000.0000”</text:span>: ≥<text:span text:style-name="T8">3</text:span> digits <text:span text:style-name="T1">before</text:span> decimal point and exactly <text:span text:style-name="T8">4</text:span> digits <text:span text:style-name="T1">after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Using DecimalFormat</text:p>
          </draw:text-box>
        </draw:frame>
        <draw:frame presentation:style-name="pr9" draw:layer="layout" svg:width="25.199cm" svg:height="14.08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10">System.out.print( </text:span><text:span text:style-name="T12">myFmt</text:span><text:span text:style-name="T10">.</text:span><text:span text:style-name="T12">format</text:span><text:span text:style-name="T10">( </text:span><text:span text:style-name="T11">9.14038 </text:span><text:span text:style-name="T10">) );</text:span><text:span text:style-name="T10"><text:line-break/></text:span><text:span text:style-name="T11"><text:tab/></text:span><text:span text:style-name="T11">// outputs “009.1404”</text:span></text:p>
                      </text:list-item>
                      <text:list-item>
                        <text:p><text:span text:style-name="T10">System.out.print( </text:span><text:span text:style-name="T12">myFmt</text:span><text:span text:style-name="T10">.</text:span><text:span text:style-name="T12">format</text:span><text:span text:style-name="T10">( </text:span><text:span text:style-name="T11">13849</text:span><text:span text:style-name="T10"> ) );</text:span><text:span text:style-name="T10"><text:line-break/></text:span><text:span text:style-name="T11"><text:tab/></text:span><text:span text:style-name="T11">// outputs “13849.0000”</text:span></text:p>
                      </text:list-item>
                    </text:list>
                  </text:list-item>
                </text:list>
              </text:list-item>
              <text:list-item>
                <text:p>Specify <text:span text:style-name="T1">optional</text:span> digits with '<text:span text:style-name="T2">#</text:span>':</text:p>
                <text:list>
                  <text:list-item>
                    <text:list>
                      <text:list-item>
                        <text:p><text:span text:style-name="T10">new DecimalFormat( </text:span><text:span text:style-name="T11">“##00.0##”</text:span><text:span text:style-name="T10"> )</text:span></text:p>
                      </text:list-item>
                    </text:list>
                  </text:list-item>
                  <text:list-item>
                    <text:p>Between <text:span text:style-name="T2">2-4</text:span> digits <text:span text:style-name="T1">before</text:span> decimal and<text:line-break/>between <text:span text:style-name="T2">1-3</text:span> digits <text:span text:style-name="T1">after</text:span> decimal</text:p>
                  </text:list-item>
                </text:list>
              </text:list-item>
              <text:list-item>
                <text:p>Convert to <text:span text:style-name="T1">percentage</text:span> with '<text:span text:style-name="T2">%</text:span>' at end:</text:p>
                <text:list>
                  <text:list-item>
                    <text:list>
                      <text:list-item>
                        <text:p><text:span text:style-name="T10">new DecimalFormat( </text:span><text:span text:style-name="T11">“00%”</text:span><text:span text:style-name="T10"> )</text:span></text:p>
                      </text:list-item>
                    </text:list>
                  </text:list-item>
                  <text:list-item>
                    <text:p><text:span text:style-name="T2">2</text:span>-digit percentage: <text:span text:style-name="T8">0.7361</text:span> → <text:span text:style-name="T8">“74%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onsole Input: Scanner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System.in</text:span> is the <text:span text:style-name="T1">standard input</text:span> channel</text:p>
                <text:list>
                  <text:list-item>
                    <text:p>Yields <text:span text:style-name="T1">raw text</text:span>, like Python's raw_input()</text:p>
                  </text:list-item>
                </text:list>
              </text:list-item>
              <text:list-item>
                <text:p><text:span text:style-name="T1">Parse</text:span> the input using a <text:span text:style-name="T2">Scanner</text:span> object:</text:p>
                <text:list>
                  <text:list-item>
                    <text:list>
                      <text:list-item>
                        <text:p><text:span text:style-name="T10">import java.util.Scanner;</text:span></text:p>
                      </text:list-item>
                      <text:list-item>
                        <text:p><text:span text:style-name="T10">Scanner kbd = new Scanner(System.in);</text:span></text:p>
                      </text:list-item>
                    </text:list>
                  </text:list-item>
                </text:list>
              </text:list-item>
              <text:list-item>
                <text:p>Now we can read <text:span text:style-name="T1">integers</text:span>, <text:span text:style-name="T1">floats</text:span>, or <text:span text:style-name="T1">words</text:span>:</text:p>
                <text:list>
                  <text:list-item>
                    <text:list>
                      <text:list-item>
                        <text:p><text:span text:style-name="T10">kbd.nextInt()</text:span><text:span text:style-name="T10"><text:tab/></text:span><text:span text:style-name="T10"><text:tab/></text:span><text:span text:style-name="T10"><text:tab/></text:span><text:span text:style-name="T10"><text:tab/></text:span><text:span text:style-name="T11">// returns an int</text:span></text:p>
                      </text:list-item>
                      <text:list-item>
                        <text:p><text:span text:style-name="T10">kbd.nextDouble()</text:span><text:span text:style-name="T10"><text:tab/></text:span><text:span text:style-name="T10"><text:tab/></text:span><text:span text:style-name="T11">// returns a double</text:span></text:p>
                      </text:list-item>
                      <text:list-item>
                        <text:p><text:span text:style-name="T10">kbd.next()</text:span><text:span text:style-name="T10"><text:tab/></text:span><text:span text:style-name="T10"><text:tab/></text:span><text:span text:style-name="T10"><text:tab/></text:span><text:span text:style-name="T10"><text:tab/></text:span><text:span text:style-name="T11">// returns next word (string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Dealing with newlines</text:p>
          </draw:text-box>
        </draw:frame>
        <draw:frame presentation:style-name="pr9" draw:layer="layout" svg:width="25.199cm" svg:height="14.363cm" svg:x="1.4cm" svg:y="4.507cm" presentation:class="outline" presentation:user-transformed="true">
          <draw:text-box>
            <text:list text:style-name="L2">
              <text:list-item>
                <text:p>The Scanner's .<text:span text:style-name="T2">nextLine</text:span>() method reads from the current file <text:span text:style-name="T1">postion</text:span> to the <text:span text:style-name="T1">next newline</text:span></text:p>
                <text:list>
                  <text:list-item>
                    <text:p>Returns a <text:span text:style-name="T1">string</text:span></text:p>
                  </text:list-item>
                </text:list>
              </text:list-item>
              <text:list-item>
                <text:p>Remember to swallow <text:span text:style-name="T1">newlines</text:span> at end of input!</text:p>
              </text:list-item>
              <text:list-item>
                <text:p>Say our <text:span text:style-name="T1">code</text:span> does .<text:span text:style-name="T2">nextInt</text:span>(), then .<text:span text:style-name="T2">nextLine</text:span>()</text:p>
              </text:list-item>
              <text:list-item>
                <text:p>If the user's keyboard <text:span text:style-name="T1">input</text:span> is “<text:span text:style-name="T8">12 apples</text:span>”,</text:p>
                <text:list>
                  <text:list-item>
                    <text:p>Then the .<text:span text:style-name="T2">nextInt</text:span>() gets <text:span text:style-name="T8">12</text:span>,<text:line-break/>and .<text:span text:style-name="T2">nextLine</text:span>() gets “<text:span text:style-name="T8">apples</text:span>\n”</text:p>
                  </text:list-item>
                </text:list>
              </text:list-item>
              <text:list-item>
                <text:p>If the user inputs just “<text:span text:style-name="T8">12</text:span>”, then</text:p>
                <text:list>
                  <text:list-item>
                    <text:p>The .<text:span text:style-name="T2">nextLine</text:span>() gets just the newline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 draw:page-number="2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1-15T10:57:20</meta:creation-date>
    <dc:language>en-US</dc:language>
    <meta:editing-cycles>6</meta:editing-cycles>
    <meta:editing-duration>PT03H36M50S</meta:editing-duration>
    <meta:initial-creator>sean ho</meta:initial-creator>
    <dc:date>2010-01-15T14:34:09</dc:date>
    <dc:creator>sean ho</dc:creator>
    <meta:document-statistic meta:object-count="204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home/seanho/.ooo3/user/template/TWU%20Lecture.otp"/>
  </office:meta>
</office:document-meta>
</file>